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11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9.9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2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fo:color="#009900"/>
    </style:style>
    <style:style style:name="ce32" style:family="table-cell" style:parent-style-name="Default">
      <style:text-properties fo:color="#cc0000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ino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7"/>
        <table:table-column table:style-name="co2" table:default-cell-style-name="ce1"/>
        <table:table-column table:style-name="co3" table:default-cell-style-name="ce1"/>
        <table:table-column table:style-name="co3" table:default-cell-style-name="ce4"/>
        <table:table-column table:style-name="co3" table:default-cell-style-name="Default"/>
        <table:table-column table:style-name="co5" table:default-cell-style-name="ce1"/>
        <table:table-column table:style-name="co7" table:default-cell-style-name="ce4"/>
        <table:table-row table:style-name="ro1">
          <table:table-cell table:number-columns-repeated="15"/>
        </table:table-row>
        <table:table-row table:style-name="ro2">
          <table:table-cell table:number-columns-repeated="7"/>
          <table:table-cell table:style-name="ce16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25" office:value-type="string" calcext:value-type="string">
            <text:p>MODE0</text:p>
          </table:table-cell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22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DD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5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23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3"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AVDD</text:p>
          </table:table-cell>
          <table:table-cell table:style-name="ce23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3"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2" office:value-type="string" calcext:value-type="string">
            <text:p>3.3V</text:p>
          </table:table-cell>
          <table:table-cell table:number-columns-repeated="2"/>
          <table:table-cell table:style-name="ce18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23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25" office:value-type="string" calcext:value-type="string">
            <text:p>SPI2_INT (GPIO)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1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23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25" office:value-type="string" calcext:value-type="string">
            <text:p>SPI2_RST (GPIO)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string" calcext:value-type="string">
            <text:p>3.3V</text:p>
          </table:table-cell>
          <table:table-cell table:number-columns-repeated="2"/>
          <table:table-cell table:style-name="ce1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23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25" office:value-type="string" calcext:value-type="string">
            <text:p>SPI2_CS (GPIO)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23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26" office:value-type="string" calcext:value-type="string">
            <text:p>I2C2_SDA</text:p>
          </table:table-cell>
        </table:table-row>
        <table:table-row table:style-name="ro1">
          <table:table-cell/>
          <table:table-cell table:style-name="ce3" office:value-type="string" calcext:value-type="string">
            <text:p>GND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office:value-type="string" calcext:value-type="string">
            <text:p>PA9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string" calcext:value-type="string">
            <text:p>VIN</text:p>
          </table:table-cell>
          <table:table-cell table:number-columns-repeated="3"/>
          <table:table-cell table:style-name="ce21" office:value-type="string" calcext:value-type="string">
            <text:p>PA8</text:p>
          </table:table-cell>
          <table:table-cell table:style-name="ce22" office:value-type="float" office:value="8" calcext:value-type="float">
            <text:p>8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1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office:value-type="string" calcext:value-type="string">
            <text:p>NC</text:p>
          </table:table-cell>
          <table:table-cell table:number-columns-repeated="2"/>
          <table:table-cell table:style-name="ce19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23" office:value-type="float" office:value="7" calcext:value-type="float">
            <text:p>7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25" office:value-type="string" calcext:value-type="string">
            <text:p>SPI2_MOSI</text:p>
          </table:table-cell>
        </table:table-row>
        <table:table-row table:style-name="ro1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23" office:value-type="float" office:value="6" calcext:value-type="float">
            <text:p>6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25" office:value-type="string" calcext:value-type="string">
            <text:p>SPI2_MISO</text:p>
          </table:table-cell>
        </table:table-row>
        <table:table-row table:style-name="ro1">
          <table:table-cell/>
          <table:table-cell office:value-type="string" calcext:value-type="string">
            <text:p>OPEN (PF0/OSC_IN)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23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25" office:value-type="string" calcext:value-type="string">
            <text:p>SPI2_SCK</text:p>
          </table:table-cell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23" office:value-type="float" office:value="4" calcext:value-type="float">
            <text:p>4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BAT/VLCD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23" office:value-type="float" office:value="3" calcext:value-type="float">
            <text:p>3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0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7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0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24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31"/>
        <table:table-column table:style-name="co5" table:default-cell-style-name="Default"/>
        <table:table-row table:style-name="ro2">
          <table:table-cell table:style-name="ce27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Location</text:p>
          </table:table-cell>
          <table:table-cell table:style-name="ce28" office:value-type="string" calcext:value-type="string">
            <text:p>Value</text:p>
          </table:table-cell>
          <table:table-cell/>
        </table:table-row>
        <table:table-row table:style-name="ro1">
          <table:table-cell table:style-name="ce29" office:value-type="string" calcext:value-type="string">
            <text:p>SB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0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4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6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8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10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32" office:value-type="string" calcext:value-type="string">
            <text:p>SB11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33" office:value-type="string" calcext:value-type="string">
            <text:p>SB1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4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0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32" office:value-type="string" calcext:value-type="string">
            <text:p>SB2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3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4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4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4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4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4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5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5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5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5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6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6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6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6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R3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R37</text:p>
          </table:table-cell>
          <table:table-cell table:style-name="ce32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1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00/00/0000</text:date>, <text:time style:data-style-name="N2" text:time-value="18:24:39.441450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13:31.071378371</meta:creation-date>
    <dc:date>2019-11-16T09:04:53.797485739</dc:date>
    <meta:editing-duration>P9DT5H46M8S</meta:editing-duration>
    <meta:editing-cycles>61</meta:editing-cycles>
    <meta:generator>LibreOffice/5.1.6.2$Linux_X86_64 LibreOffice_project/10m0$Build-2</meta:generator>
    <meta:print-date>2018-06-28T09:11:08.630279403</meta:print-date>
    <meta:document-statistic meta:table-count="2" meta:cell-count="377" meta:object-count="0"/>
  </office:meta>
</office:document-meta>
</file>